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5.846cm" fo:min-width="6.358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5.846cm" fo:min-width="19.566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5.084cm" fo:min-width="5.0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eeeee"/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6.858cm" svg:height="6.096cm" svg:x="21.082cm" svg:y="3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066cm" svg:height="6.096cm" svg:x="0.508cm" svg:y="3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88cm" svg:height="5.334cm" svg:x="0.508cm" svg:y="4.06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89cm" svg:height="5.558cm" svg:x="0.776cm" svg:y="4.626cm">
          <draw:text-box>
            <text:p>Geometry</text:p>
            <text:p><text:span text:style-name="T1">- Import/Export</text:span></text:p>
            <text:p><text:span text:style-name="T1">- Create/Modify</text:span></text:p>
            <text:p><text:span text:style-name="T1">- Set groups</text:span></text:p>
            <text:p><text:span text:style-name="T1"><text:s text:c="4"/></text:span><text:span text:style-name="T1">* Face</text:span></text:p>
            <text:p><text:span text:style-name="T1"><text:s text:c="4"/></text:span><text:span text:style-name="T1">* Line</text:span></text:p>
            <text:p><text:span text:style-name="T1"><text:s text:c="4"/></text:span><text:span text:style-name="T1">* Volume</text:span></text:p>
            <text:p><text:span text:style-name="T1"/></text:p>
            <text:p/>
          </draw:text-box>
        </draw:frame>
        <draw:custom-shape draw:style-name="gr3" draw:text-style-name="P2" draw:layer="layout" svg:width="5.588cm" svg:height="5.334cm" svg:x="8.382cm" svg:y="4.06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2cm" svg:height="3.737cm" svg:x="9.379cm" svg:y="4.572cm">
          <draw:text-box>
            <text:p>Mesh</text:p>
            <text:p><text:span text:style-name="T1">- Import/Export</text:span></text:p>
            <text:p><text:span text:style-name="T1">- Create/Modify</text:span></text:p>
            <text:p><text:span text:style-name="T1">- Set groups</text:span></text:p>
            <text:p><text:span text:style-name="T1"><text:s text:c="4"/></text:span><text:span text:style-name="T1">* Element set</text:span></text:p>
            <text:p><text:span text:style-name="T1"><text:s text:c="4"/></text:span><text:span text:style-name="T1">* Node set</text:span></text:p>
          </draw:text-box>
        </draw:frame>
        <draw:custom-shape draw:style-name="gr3" draw:text-style-name="P2" draw:layer="layout" svg:width="5.588cm" svg:height="5.334cm" svg:x="14.986cm" svg:y="4.06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896cm" svg:height="5.402cm" svg:x="15.458cm" svg:y="4.626cm">
          <draw:text-box>
            <text:p>Code_Aster</text:p>
            <text:p><text:span text:style-name="T1">- Read/Import mesh</text:span></text:p>
            <text:p><text:span text:style-name="T1">- Run FE-analysis</text:span></text:p>
            <text:p><text:span text:style-name="T1"><text:s text:c="3"/></text:span><text:span text:style-name="T1">* Linear static</text:span></text:p>
            <text:p><text:span text:style-name="T1"><text:s text:c="3"/></text:span><text:span text:style-name="T1">* Non linear static</text:span></text:p>
            <text:p><text:span text:style-name="T1"><text:s text:c="3"/></text:span><text:span text:style-name="T1">* Explicit</text:span></text:p>
            <text:p><text:span text:style-name="T1"><text:s text:c="3"/></text:span><text:span text:style-name="T1">* Thermal</text:span></text:p>
            <text:p><text:span text:style-name="T1"><text:s text:c="3"/></text:span><text:span text:style-name="T1">* ...</text:span></text:p>
            <text:p><text:span text:style-name="T1"/></text:p>
          </draw:text-box>
        </draw:frame>
        <draw:frame draw:style-name="gr4" draw:text-style-name="P3" draw:layer="layout" svg:width="5.002cm" svg:height="2.072cm" svg:x="22.692cm" svg:y="4.626cm">
          <draw:text-box>
            <text:p>ParaVis</text:p>
            <text:p><text:span text:style-name="T1">- Read/Import Fields</text:span></text:p>
            <text:p><text:span text:style-name="T1">...</text:span></text:p>
          </draw:text-box>
        </draw:frame>
        <draw:frame draw:style-name="gr4" draw:text-style-name="P4" draw:layer="layout" svg:width="8.533cm" svg:height="0.962cm" svg:x="9.734cm" svg:y="1.27cm">
          <draw:text-box>
            <text:p>Salome-Meca &amp; Code_Aster</text:p>
          </draw:text-box>
        </draw:frame>
        <draw:frame draw:style-name="gr4" draw:text-style-name="P3" draw:layer="layout" svg:width="4.761cm" svg:height="0.962cm" svg:x="8.636cm" svg:y="3.102cm">
          <draw:text-box>
            <text:p>Pre-processing</text:p>
          </draw:text-box>
        </draw:frame>
        <draw:frame draw:style-name="gr5" draw:text-style-name="P3" draw:layer="layout" svg:width="5.044cm" svg:height="0.962cm" svg:x="22.098cm" svg:y="3.048cm">
          <draw:text-box>
            <text:p>Post-processing</text:p>
          </draw:text-box>
        </draw:frame>
        <draw:line draw:style-name="gr6" draw:text-style-name="P5" draw:layer="layout" svg:x1="4.572cm" svg:y1="7.62cm" svg:x2="9.144cm" svg:y2="7.112cm">
          <text:p/>
        </draw:line>
        <draw:frame draw:style-name="gr7" draw:text-style-name="P6" draw:layer="layout" svg:width="7.729cm" svg:height="3.581cm" svg:x="0.254cm" svg:y="13.462cm">
          <draw:text-box>
            <text:p><text:span text:style-name="T1">1</text:span><text:span text:style-name="T1">.</text:span><text:span text:style-name="T1"> </text:span><text:span text:style-name="T1">R</text:span><text:span text:style-name="T1">e</text:span><text:span text:style-name="T1">a</text:span><text:span text:style-name="T1">d</text:span><text:span text:style-name="T1"> </text:span><text:span text:style-name="T1">M</text:span><text:span text:style-name="T1">e</text:span><text:span text:style-name="T1">s</text:span><text:span text:style-name="T1">h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1">/</text:span><text:span text:style-name="T1"> </text:span><text:span text:style-name="T1">m</text:span><text:span text:style-name="T1">o</text:span><text:span text:style-name="T1">d</text:span><text:span text:style-name="T1">i</text:span><text:span text:style-name="T1">f</text:span><text:span text:style-name="T1">y</text:span><text:span text:style-name="T1"> </text:span><text:span text:style-name="T1">m</text:span><text:span text:style-name="T1">e</text:span><text:span text:style-name="T1">s</text:span><text:span text:style-name="T1">h</text:span></text:p>
            <text:p><text:span text:style-name="T1">2</text:span><text:span text:style-name="T1">.</text:span><text:span text:style-name="T1"> </text:span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1">*</text:span><text:span text:style-name="T1"> </text:span><text:span text:style-name="T1">A</text:span><text:span text:style-name="T1">c</text:span><text:span text:style-name="T1">o</text:span><text:span text:style-name="T1">u</text:span><text:span text:style-name="T1">s</text:span><text:span text:style-name="T1">t</text:span><text:span text:style-name="T1">i</text:span><text:span text:style-name="T1">c</text:span><text:span text:style-name="T1">,</text:span><text:span text:style-name="T1"> </text:span><text:span text:style-name="T1">M</text:span><text:span text:style-name="T1">e</text:span><text:span text:style-name="T1">c</text:span><text:span text:style-name="T1">h</text:span><text:span text:style-name="T1">a</text:span><text:span text:style-name="T1">n</text:span><text:span text:style-name="T1">i</text:span><text:span text:style-name="T1">c</text:span><text:span text:style-name="T1">,</text:span><text:span text:style-name="T1"> </text:span><text:span text:style-name="T1">T</text:span><text:span text:style-name="T1">h</text:span><text:span text:style-name="T1">e</text:span><text:span text:style-name="T1">r</text:span><text:span text:style-name="T1">m</text:span><text:span text:style-name="T1">a</text:span><text:span text:style-name="T1">l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1">*</text:span><text:span text:style-name="T1"> </text:span><text:span text:style-name="T1">3</text:span><text:span text:style-name="T1">D</text:span><text:span text:style-name="T1">,</text:span><text:span text:style-name="T1"> </text:span><text:span text:style-name="T1">2</text:span><text:span text:style-name="T1">D</text:span><text:span text:style-name="T1">,</text:span><text:span text:style-name="T1"> </text:span><text:span text:style-name="T1">P</text:span><text:span text:style-name="T1">l</text:span><text:span text:style-name="T1">a</text:span><text:span text:style-name="T1">i</text:span><text:span text:style-name="T1">n</text:span><text:span text:style-name="T1"> </text:span><text:span text:style-name="T1">s</text:span><text:span text:style-name="T1">t</text:span><text:span text:style-name="T1">r</text:span><text:span text:style-name="T1">a</text:span><text:span text:style-name="T1">i</text:span><text:span text:style-name="T1">n</text:span><text:span text:style-name="T1">…</text:span></text:p>
            <text:p><text:span text:style-name="T1"/></text:p>
          </draw:text-box>
        </draw:frame>
        <draw:frame draw:style-name="gr7" draw:text-style-name="P6" draw:layer="layout" svg:width="9.655cm" svg:height="3.581cm" svg:x="8.125cm" svg:y="13.437cm">
          <draw:text-box>
            <text:p><text:span text:style-name="T1">3. Material</text:span></text:p>
            <text:p><text:span text:style-name="T1"><text:s text:c="4"/></text:span><text:span text:style-name="T1">* Elastic, Plastic, Thermal …</text:span></text:p>
            <text:p><text:span text:style-name="T1">4. Functions</text:span></text:p>
            <text:p><text:span text:style-name="T1"><text:s text:c="4"/></text:span><text:span text:style-name="T1">* Time step, Material curve, Load curve</text:span></text:p>
            <text:p><text:span text:style-name="T1">5. BC and Loads</text:span></text:p>
            <text:p><text:span text:style-name="T1"><text:s text:c="4"/></text:span><text:span text:style-name="T1">* Boundary, Loads</text:span></text:p>
          </draw:text-box>
        </draw:frame>
        <draw:frame draw:style-name="gr7" draw:text-style-name="P6" draw:layer="layout" svg:width="10.078cm" svg:height="4.136cm" svg:x="18.034cm" svg:y="13.437cm">
          <draw:text-box>
            <text:p><text:span text:style-name="T1">6. Analysis</text:span></text:p>
            <text:p><text:span text:style-name="T1"><text:s text:c="4"/></text:span><text:span text:style-name="T1">* Static, Non linear, Dynamic …</text:span></text:p>
            <text:p><text:span text:style-name="T1">7. Post processing</text:span></text:p>
            <text:p><text:span text:style-name="T1"><text:s text:c="4"/></text:span><text:span text:style-name="T1">* What to be calculated; Stress, Strain …</text:span></text:p>
            <text:p><text:span text:style-name="T1">8. Output</text:span></text:p>
            <text:p><text:span text:style-name="T1"><text:s text:c="4"/></text:span><text:span text:style-name="T1">* File, What fields; Stress, Strain ...</text:span></text:p>
            <text:p><text:span text:style-name="T1"/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06:54:43.015774478</meta:creation-date>
    <dc:date>2018-04-12T07:53:17.310518453</dc:date>
    <meta:editing-duration>PT8M4S</meta:editing-duration>
    <meta:editing-cycles>1</meta:editing-cycles>
    <meta:document-statistic meta:object-count="39"/>
    <meta:generator>LibreOffice/5.1.6.2$Linux_X86_64 LibreOffice_project/10m0$Build-2</meta:generator>
  </office:meta>
</office:document-meta>
</file>